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Arabic UI" svg:font-family="'Noto Sans Arabic UI'" style:font-family-generic="system" style:font-pitch="variable"/>
    <style:font-face style:name="Noto Sans Mono CJK JP" svg:font-family="'Noto Sans Mono CJK JP'"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Normal">
      <style:text-properties officeooo:rsid="000f3b28" officeooo:paragraph-rsid="000f3b28"/>
    </style:style>
    <style:style style:name="P2" style:family="paragraph" style:parent-style-name="Title" style:master-page-name="MP0">
      <style:paragraph-properties style:page-number="auto" fo:break-before="page"/>
      <style:text-properties fo:font-size="18pt" fo:font-weight="bold" style:font-size-asian="18pt" style:font-weight-asian="bold"/>
    </style:style>
    <style:style style:name="P3" style:family="paragraph" style:parent-style-name="Normal">
      <style:text-properties officeooo:rsid="0026bcd6" officeooo:paragraph-rsid="0026bcd6"/>
    </style:style>
    <style:style style:name="P4" style:family="paragraph" style:parent-style-name="Normal">
      <style:text-properties officeooo:rsid="00280b1e" officeooo:paragraph-rsid="00280b1e"/>
    </style:style>
    <style:style style:name="P5" style:family="paragraph" style:parent-style-name="Normal">
      <style:text-properties officeooo:rsid="0028b6ce" officeooo:paragraph-rsid="0028b6ce"/>
    </style:style>
    <style:style style:name="P6" style:family="paragraph" style:parent-style-name="Normal">
      <style:text-properties officeooo:rsid="0029359d" officeooo:paragraph-rsid="0029359d"/>
    </style:style>
    <style:style style:name="P7" style:family="paragraph" style:parent-style-name="Normal">
      <style:text-properties officeooo:paragraph-rsid="0029359d"/>
    </style:style>
    <style:style style:name="P8" style:family="paragraph" style:parent-style-name="Normal">
      <style:text-properties officeooo:rsid="002ad116" officeooo:paragraph-rsid="002ad116"/>
    </style:style>
    <style:style style:name="P9" style:family="paragraph" style:parent-style-name="Normal">
      <style:text-properties officeooo:rsid="002c409b" officeooo:paragraph-rsid="002c409b"/>
    </style:style>
    <style:style style:name="P10" style:family="paragraph" style:parent-style-name="Normal">
      <style:text-properties officeooo:rsid="002cf604" officeooo:paragraph-rsid="002cf604"/>
    </style:style>
    <style:style style:name="P11" style:family="paragraph" style:parent-style-name="Normal">
      <style:text-properties officeooo:rsid="002e66aa" officeooo:paragraph-rsid="002e66aa"/>
    </style:style>
    <style:style style:name="P12" style:family="paragraph" style:parent-style-name="Normal">
      <style:text-properties officeooo:rsid="002eacbf" officeooo:paragraph-rsid="002eacbf"/>
    </style:style>
    <style:style style:name="P13" style:family="paragraph" style:parent-style-name="Normal">
      <style:text-properties officeooo:rsid="002ffb19" officeooo:paragraph-rsid="002ffb19"/>
    </style:style>
    <style:style style:name="P14" style:family="paragraph" style:parent-style-name="Normal">
      <style:text-properties officeooo:rsid="003017ff" officeooo:paragraph-rsid="003017ff"/>
    </style:style>
    <style:style style:name="P15" style:family="paragraph" style:parent-style-name="Normal">
      <style:text-properties officeooo:rsid="00314896" officeooo:paragraph-rsid="00314896"/>
    </style:style>
    <style:style style:name="P16" style:family="paragraph" style:parent-style-name="Normal">
      <style:text-properties officeooo:paragraph-rsid="0031d509"/>
    </style:style>
    <style:style style:name="P17" style:family="paragraph" style:parent-style-name="Normal">
      <style:text-properties officeooo:rsid="0033ac0c" officeooo:paragraph-rsid="0033ac0c"/>
    </style:style>
    <style:style style:name="P18" style:family="paragraph" style:parent-style-name="Normal">
      <style:text-properties officeooo:paragraph-rsid="00347893"/>
    </style:style>
    <style:style style:name="P19" style:family="paragraph" style:parent-style-name="Normal">
      <style:text-properties officeooo:rsid="0036ac8a" officeooo:paragraph-rsid="0036ac8a"/>
    </style:style>
    <style:style style:name="P20" style:family="paragraph" style:parent-style-name="Normal">
      <style:paragraph-properties fo:break-before="page"/>
    </style:style>
    <style:style style:name="P21" style:family="paragraph" style:parent-style-name="Normal">
      <style:paragraph-properties fo:break-before="page"/>
      <style:text-properties officeooo:rsid="002ad116" officeooo:paragraph-rsid="002ad116"/>
    </style:style>
    <style:style style:name="P22" style:family="paragraph" style:parent-style-name="Normal">
      <style:paragraph-properties fo:break-before="page"/>
      <style:text-properties officeooo:rsid="002ffb19" officeooo:paragraph-rsid="002ffb19"/>
    </style:style>
    <style:style style:name="P23" style:family="paragraph" style:parent-style-name="Subtitle">
      <style:text-properties officeooo:rsid="0026bcd6" officeooo:paragraph-rsid="0026bcd6"/>
    </style:style>
    <style:style style:name="T1" style:family="text">
      <style:text-properties officeooo:rsid="0026bcd6"/>
    </style:style>
    <style:style style:name="T2" style:family="text">
      <style:text-properties officeooo:rsid="0028b6ce"/>
    </style:style>
    <style:style style:name="T3" style:family="text">
      <style:text-properties officeooo:rsid="0029359d"/>
    </style:style>
    <style:style style:name="T4" style:family="text">
      <style:text-properties officeooo:rsid="002ad116"/>
    </style:style>
    <style:style style:name="T5" style:family="text">
      <style:text-properties officeooo:rsid="002cf604"/>
    </style:style>
    <style:style style:name="T6" style:family="text">
      <style:text-properties officeooo:rsid="002e66aa"/>
    </style:style>
    <style:style style:name="T7" style:family="text">
      <style:text-properties officeooo:rsid="002f0443"/>
    </style:style>
    <style:style style:name="T8" style:family="text">
      <style:text-properties officeooo:rsid="0031d509"/>
    </style:style>
    <style:style style:name="T9" style:family="text">
      <style:text-properties officeooo:rsid="00347893"/>
    </style:style>
    <style:style style:name="T10" style:family="text">
      <style:text-properties officeooo:rsid="00364db0"/>
    </style:style>
    <style:style style:name="T11" style:family="text">
      <style:text-properties officeooo:rsid="00367977"/>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Assembly Tutorial Lesson #1<text:span text:style-name="T1">4</text:span></text:p>
      <text:p text:style-name="P23">Mouse and Joysticks</text:p>
      <text:p text:style-name="Normal">[Title slide]</text:p>
      <text:p text:style-name="Normal">Hi there! This is Matt Heffernan. Welcome back to my channel. This is the <text:span text:style-name="T1">four</text:span>teenth episode in a series that seeks to demystify programming in assembly language for the 6502 family of 8-bit processors. We’re using the Commander X16 as a target as it has a 65C02 and is a particularly excellent platform for this learning process. If you haven’t seen the previous episodes and need to start at the very beginning, please go back to my channel (don’t forget to subscribe and click the bell for notifications while you’re there so that you’ll know when the next episodes come out), and start this playlist from the beginning.</text:p>
      <text:p text:style-name="Normal">So far in this series, we have learned the fundamentals of assembly programming by going through the entire 65C02 instruction set and examining how each instruction works and so far learning some basics of <text:span text:style-name="T1">handling graphics and sound. The only interactive input we’ve dealt with so far is the keyboard, but the X16 will also have dedicated ports for a mouse and a pair of joysticks, as well as Kernal support for handling their interrupts and reading their input.</text:span></text:p>
      <text:p text:style-name="P3">[Cut to slide 2 – <text:span text:style-name="T2">X16 Mouse</text:span>]</text:p>
      <text:p text:style-name="P4">The X16 has a PS/2 mini-DIN port for a mouse, just like it has for the keyboard, and can work with any PS/2 compatible mouse. This means that even some USB mice will work as long as it supports a PS/2 signal through an adapter. The adapter supports the display’s full 640x480 resolution and up to three digital buttons. </text:p>
      <text:p text:style-name="P5">The X16 ROM defines a default mouse cursor, but you can define your own cursor and even make it animated, as it’s just another sprite. You can read the mouse through either BASIC commands or Kernal subroutines, and of course we’re going to see the latter in this lesson. But if you just want to see the default cursor in action, you simply type “MOUSE 1” at the BASIC READY prompt and it will appear and respond to your host mouse when inside the emulator window.</text:p>
      <text:p text:style-name="P5">[Cut to slide 3 - mouse_config]</text:p>
      <text:p text:style-name="P6">The equivalent of the BASIC MOUSE command in the Kernal is the mouse_config subroutine at hex FF68. It takes the same argument passed into the Accumulator, with 0 for hiding the cursor, 1 for showing the default cursor and hex FF for showing a custom cursor as defined by sprite zero. This means that when you have the mouse cursor enabled, you must sacrifice sprite zero and only use sprites 1 through 127 for everything else. We’ll see how that works when we get into sprites in a later episode.</text:p>
      <text:p text:style-name="P7"><text:span text:style-name="T3">One big advantage of using assembly to access the Kernal directly is that you have access to another argument, a scale value that can be passed to X. By default, the mouse adapter assumes you have 640x480 pixels visible on your display, but if you wanted to scale to 320x240, you can load X with 2 and it will keep your cursor from going off screen. </text:span><text:span text:style-name="T4">Passing zero won’t change it, and passing 1 will force it back to 640x480.</text:span></text:p>
      <text:p text:style-name="P8">One thing to remember is that even though mouse_config doesn’t have any output, it could end up changing the values in A, X and Y.</text:p>
      <text:p text:style-name="P21">[Cut to slide 4 – mouse_scan]</text:p>
      <text:p text:style-name="P9">Each time you move or click the mouse, it generates an IRQ interrupt, during which the mouse_scan subroutine will be called by the default IRQ handler. You don’t need to worry about this unless you bypass the default handler by inserting your own handler. If you do, and you intend to use the mouse, you must either call the default IRQ handler at the end of your handler, or call mouse_scan <text:span text:style-name="T5">at hex FF71</text:span> yourself. You don’t need to worry about setting any arguments in registers, just jump to the subroutine. It doesn’t return anything itself, but it could result in A, X and Y being changed.</text:p>
      <text:p text:style-name="P9">[Cut to slide 5 – mouse_get]</text:p>
      <text:p text:style-name="P10">Once mouse_scan has been called during the interrupt, a special area in RAM will be staged and you can load that data into the accumulator and a specified location on the zero page by calling mouse_get at hex FF6B. <text:span text:style-name="T6">First you need to load that zero page address into X, and after mouse_get returns the X and Y coordinates of the mouse will be places starting there, taking up 4 bytes. Each coordinate is a 16-bit little-endian number, with X ranging from 0 to 639 and Y ranging from 0 to 479, covering each possible visible pixel. A will be loaded with a bitmap of button states, with the bits of the pressed buttons set. The left button is indicated in bit zero, the right button in bit 1, and the middle button in bit 2. Please note that moving a scroll wheel is not the same as a middle click, but most PS/2 mouses with scroll wheels will let you press down on the wheel for a satisfying click that should register there. If you have any extra buttons or fancy analog triggers, those won’t work with the X16. </text:span><text:span text:style-name="T7">A nice feature of this subroutine is that only A is affected by it, so the argument you loaded into X will still be there, as well as any value you had in Y.</text:span></text:p>
      <text:p text:style-name="P11">[cut to slide 6 – get coords]</text:p>
      <text:p text:style-name="P12">So let’s see these subroutines in action. We’ll assume that the default IRQ handler is running, so we won’t bother with mouse_scan. What we want to define is a subroutine that will enable the mouse cursor and wait for the first click before returning. We want the coordinates on the zero page and the button bitmap in A, just like after mouse_get. So first, we need to define some constants, including the subroutine addresses and the zero page words where we want the mouse coordinates to go. To make it simple, the MOUSE_Y word comes right after the MOUSE_X word. Then we call our subroutine get_click and get right into it. <text:span text:style-name="T7">In the red code we enable the mouse by loading 1 into both A and X then calling mouse_config. This will make the default mouse cursor appear and the user can start moving it around. Then in the green code we start our wait loop for the first click. We load the MOUSE_X zero page address into X and enter the loop, which starts each iteration by waiting for the next interrupt. When we wake up, we call mouse_get and check the lower three bits of A to see if any button was pressed. If any of them are set, we fall out of the loop and return, with the bitmap still intact in A and the coordinates stored at MOUSE_X and MOUSE_Y.</text:span></text:p>
      <text:p text:style-name="P13"/>
      <text:p text:style-name="P22">[cut to slide 7 – joysticks]</text:p>
      <text:p text:style-name="P14">The joystick ports on the X16 are the same as those on the Super Nintendo or Super Famicom, and you can use those old controllers with the system. So, most controllers that use this connection aren’t really joysticks, but D-pad controllers. In fact, as they are electrically compatible, you can plug in an original Nintendo Entertainment System or Famicom controller by using a simple passive adapter. The D-pad and all the buttons on the Super Nintendo controller are supported, and the NES controller buttons are all mapped onto a subset of those. If you don’t have a controller plugged into the first port, you can use the keyboard. The kernal maps all the NES buttons to keys, so supporting all the Super Nintendo buttons (including the A, X and shoulder buttons) means requiring a controller to be connected to work.</text:p>
      <text:p text:style-name="P15">Like the mouse, both BASIC and the Kernal provide support for reading joystick input, again with the Kernal providing additional capabilities when programming in assembly. So let’s get right to the first subroutine.</text:p>
      <text:p text:style-name="P15">[cut to slide 8 – joystick_scan]</text:p>
      <text:p text:style-name="P16"><text:span text:style-name="T8">The joystick_scan subroutine is at hex FF53 and works the same as mouse_scan, also being called by the default IRQ handler, and will populate a reserved space in RAM with the state of all the joysticks. </text:span><text:span text:style-name="T9">You will only need to call it in a custom IRQ handler that doesn’t call the default one.</text:span></text:p>
      <text:p text:style-name="P17">[cut to slide 9 – joystick_get]</text:p>
      <text:p text:style-name="P18"><text:span text:style-name="T9">After the interrupt you can call joystick_get at hex FF56 with the ID of the joystick you want to read loaded into A. The external </text:span><text:span text:style-name="T10">SNES</text:span><text:span text:style-name="T9"> ports use IDs 0 and 1, but the Kernal has support for an expansion to 4 joysticks. </text:span><text:span text:style-name="T10">Upon return, A will be loaded with a bitmap that covers all the buttons of an NES controller, or 8 of the Super Nintendo buttons, which mostly overlap in their bit assignments. X is loaded with the remainder of the Super Nintendo buttons, </text:span><text:span text:style-name="T11">or mostly cleared out if a NES controller is connected. For both A and X, bits are set by default, and only cleared when the buttons are pressed, which can be a bit counter-intuitive, as that’s the opposite of how the mouse_get button bitmap works. Finally, Y is loaded with zero if a physical joystick is present, and hex FF if the port is empty.</text:span></text:p>
      <text:p text:style-name="P19">[cut to slide 10 – control cursor]</text:p>
      <text:p text:style-name="P19"/>
      <text:p text:style-name="P9"/>
      <text:p text:style-name="P20">[Start loading and running PATREON.PRG]</text:p>
      <text:p text:style-name="Normal">If you don’t want to miss any episodes in the future, make sure you subscribe to my channel and click the bell to get notified when they come out. If this episode taught you anything, please click the Like button, and if you have any questions, please put them in the comments and that can influence how future episodes are made.</text:p>
      <text:p text:style-name="Normal">If you can’t wait for the videos to go public, become a patron and get access to new videos as soon as possible, just like the folks you see here did on my Patreon page, which you will find linked in the description along with the GitHub repo containing all the materials for this tutorial series. Thanks for watching and I hope to see you again soon. Bye, bye!</text:p>
      <text:p text:style-name="P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Arabic UI" svg:font-family="'Noto Sans Arabic UI'" style:font-family-generic="system" style:font-pitch="variable"/>
    <style:font-face style:name="Noto Sans Mono CJK JP" svg:font-family="'Noto Sans Mono CJK JP'" style:font-family-generic="system" style:font-pitch="variable"/>
    <style:font-face style:name="Noto Serif CJK SC" svg:font-family="'Noto Serif CJK SC'"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11in" loext:contextual-spacing="false"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loext:hyphenation-no-caps="false"/>
    </style:style>
    <style:style style:name="Normal" style:family="paragraph">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Arabic UI" style:font-family-complex="'Noto Sans Arabic UI'" style:font-family-generic-complex="system" style:font-pitch-complex="variable" style:font-size-complex="14pt" fo:hyphenate="true" loext:hyphenation-no-caps="false"/>
    </style:style>
    <style:style style:name="Text_20_body" style:display-name="Text body" style:family="paragraph" style:parent-style-name="Normal" style:class="text">
      <style:paragraph-properties fo:margin-top="0in" fo:margin-bottom="0.0972in" loext:contextual-spacing="false" fo:line-height="115%" fo:hyphenation-ladder-count="no-limit"/>
      <style:text-properties style:font-name="Liberation Serif" fo:font-family="'Liberation Serif'" style:font-family-generic="roman" style:font-pitch="variable" fo:font-size="12pt" style:letter-kerning="true" style:font-name-asian="Noto Serif CJK SC" style:font-family-asian="'Noto Serif CJK SC'" style:font-family-generic-asian="system" style:font-pitch-asian="variable" style:font-size-asian="12pt" style:language-asian="zh" style:country-asian="CN" style:font-name-complex="Lohit Devanagari" style:font-family-complex="'Lohit Devanagari'" style:font-family-generic-complex="system" style:font-pitch-complex="variable" style:font-size-complex="12pt" style:language-complex="hi" style:country-complex="IN" fo:hyphenate="false" loext:hyphenation-no-caps="false"/>
    </style:style>
    <style:style style:name="Title" style:family="paragraph" style:parent-style-name="Normal" style:next-style-name="Normal" style:class="chapter">
      <style:paragraph-properties fo:margin-top="0in" fo:margin-bottom="0in" loext:contextual-spacing="false" fo:hyphenation-ladder-count="no-limit"/>
      <style:text-properties style:font-name="Calibri Light" fo:font-family="'Calibri Light'" style:font-family-generic="swiss" style:font-pitch="variable" fo:font-size="28pt" fo:letter-spacing="-0.0071in" style:letter-kerning="true" style:font-name-asian="Times New Roman" style:font-family-asian="'Times New Roman'" style:font-family-generic-asian="roman" style:font-pitch-asian="variable" style:font-size-asian="28pt" style:font-name-complex="Calibri Light" style:font-family-complex="'Calibri Light'" style:font-family-generic-complex="swiss" style:font-pitch-complex="variable" style:font-size-complex="28pt" fo:hyphenate="false" loext:hyphenation-no-caps="false"/>
    </style:style>
    <style:style style:name="Subtitle" style:family="paragraph" style:parent-style-name="Normal" style:next-style-name="Normal" style:class="chapter">
      <style:paragraph-properties fo:hyphenation-ladder-count="no-limit"/>
      <style:text-properties fo:color="#5a5a5a" fo:letter-spacing="0.0102in" style:font-name-asian="Times New Roman" style:font-family-asian="'Times New Roman'" style:font-family-generic-asian="roman" style:font-pitch-asian="variable" fo:hyphenate="false" loext:hyphenation-no-caps="false"/>
    </style:style>
    <style:style style:name="Default_20_Paragraph_20_Font" style:display-name="Default Paragraph Font" style:family="text"/>
    <style:style style:name="Title_20_Char" style:display-name="Title Char" style:family="text" style:parent-style-name="Default_20_Paragraph_20_Font">
      <style:text-properties style:font-name="Calibri Light" fo:font-family="'Calibri Light'" style:font-family-generic="swiss" style:font-pitch="variable" fo:font-size="28pt" fo:letter-spacing="-0.0071in" style:letter-kerning="true" style:font-name-asian="Times New Roman" style:font-family-asian="'Times New Roman'" style:font-family-generic-asian="roman" style:font-pitch-asian="variable" style:font-size-asian="28pt" style:font-name-complex="Times New Roman" style:font-family-complex="'Times New Roman'" style:font-family-generic-complex="roman" style:font-pitch-complex="variable" style:font-size-complex="28pt"/>
    </style:style>
    <style:style style:name="Subtitle_20_Char" style:display-name="Subtitle Char" style:family="text" style:parent-style-name="Default_20_Paragraph_20_Font">
      <style:text-properties fo:color="#5a5a5a" fo:letter-spacing="0.0102in" style:font-name-asian="Times New Roman" style:font-family-asian="'Times New Roman'" style:font-family-generic-asian="roman" style:font-pitch-asian="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5in" fo:margin-bottom="0.5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dc:title/>
    <dc:description/>
    <dc:subject/>
    <meta:initial-creator>MATTHEW HEFFERNAN</meta:initial-creator>
    <meta:creation-date>2021-03-04T14:31:00Z</meta:creation-date>
    <dc:date>2021-03-31T00:36:09.273003102</dc:date>
    <meta:editing-cycles>202</meta:editing-cycles>
    <meta:editing-duration>PT9H47M4S</meta:editing-duration>
    <meta:document-statistic meta:table-count="0" meta:image-count="0" meta:object-count="0" meta:page-count="4" meta:paragraph-count="29" meta:word-count="1663" meta:character-count="9124" meta:non-whitespace-character-count="7481"/>
    <meta:template xlink:type="simple" xlink:actuate="onRequest" xlink:title="" xlink:href="../../Lesson13/Lesson13_script.odt/Normal.dotm"/>
  </office:meta>
</office:document-meta>
</file>